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ListParagraph" style:list-style-name="LFO2" style:family="paragraph"/>
    <style:style style:name="P17" style:parent-style-name="ListParagraph" style:list-style-name="LFO3" style:family="paragraph"/>
    <style:style style:name="P18" style:parent-style-name="ListParagraph" style:list-style-name="LFO3" style:family="paragraph"/>
    <style:style style:name="P19" style:parent-style-name="ListParagraph" style:list-style-name="LFO3" style:family="paragraph"/>
    <style:style style:name="P20" style:parent-style-name="ListParagraph" style:list-style-name="LFO3" style:family="paragraph"/>
    <style:style style:name="P21" style:parent-style-name="ListParagraph" style:list-style-name="LFO3" style:family="paragraph"/>
  </office:automatic-styles>
  <office:body>
    <office:text text:use-soft-page-breaks="true">
      <text:p text:style-name="P1">Business plan<text:s/></text:p>
      <text:p text:style-name="Normal">Ce acopar: Toate elementele afacerii.</text:p>
      <text:list text:style-name="LFO1" text:continue-numbering="true">
        <text:list-item>
          <text:p text:style-name="P2">Veniturile</text:p>
        </text:list-item>
        <text:list-item>
          <text:p text:style-name="P3">Marja bruta<text:s/></text:p>
        </text:list-item>
        <text:list-item>
          <text:p text:style-name="P4">Cheltuieli operationale</text:p>
        </text:list-item>
        <text:list-item>
          <text:p text:style-name="P5">Profitul net</text:p>
        </text:list-item>
        <text:list-item>
          <text:p text:style-name="P6">Bugetul de investitii</text:p>
        </text:list-item>
      </text:list>
      <text:list text:style-name="LFO2" text:continue-numbering="true">
        <text:list-item>
          <text:p text:style-name="P7">Obiectivele afacerii</text:p>
        </text:list-item>
        <text:list-item>
          <text:p text:style-name="P8">Prioritatiile</text:p>
        </text:list-item>
        <text:list-item>
          <text:p text:style-name="P9">Ce si cui sa deleg responsabilitatea</text:p>
        </text:list-item>
        <text:list-item>
          <text:p text:style-name="P10">Stiu eficienta echipei</text:p>
        </text:list-item>
        <text:list-item>
          <text:p text:style-name="P11">Control cash flow / costuri</text:p>
        </text:list-item>
        <text:list-item>
          <text:p text:style-name="P12">Mesajul si comunicarea pentru client</text:p>
        </text:list-item>
        <text:list-item>
          <text:p text:style-name="P13">Atractiv pentru investitori</text:p>
        </text:list-item>
        <text:list-item>
          <text:p text:style-name="P14">Recrutat oamenii care pot avea un rol important in afacere</text:p>
        </text:list-item>
        <text:list-item>
          <text:p text:style-name="P15">Comparare effort / estimari</text:p>
        </text:list-item>
        <text:list-item>
          <text:p text:style-name="P16">Finalul anului financiar ( ce merge / ce nu merge )</text:p>
        </text:list-item>
      </text:list>
      <text:p text:style-name="Normal"/>
      <text:p text:style-name="Normal">De ce produsul meu este o oportunitate in piata?</text:p>
      <text:list text:style-name="LFO3" text:continue-numbering="true">
        <text:list-item>
          <text:p text:style-name="P17">Ce problema rezolva</text:p>
        </text:list-item>
        <text:list-item>
          <text:p text:style-name="P18">Clientul meu tinta / rata de adoptie</text:p>
        </text:list-item>
        <text:list-item>
          <text:p text:style-name="P19">Potentialul produsului</text:p>
        </text:list-item>
        <text:list-item>
          <text:p text:style-name="P20">Avantaj fata de cometitie</text:p>
        </text:list-item>
        <text:list-item>
          <text:p text:style-name="P21">Ce are de facut echipa de management pentru a pune in aplicare si acucerii piata</text:p>
        </text:list-item>
      </text:list>
      <text:p text:style-name="Normal"/>
      <text:p text:style-name="Normal">Executia / Mvp / minimum vital product</text:p>
      <text:p text:style-name="Normal">Cele mai concrete asteptari ale afacerii:</text:p>
      <text:p text:style-name="Normal">Planul de vanzari / marketing</text:p>
      <text:p text:style-name="Normal">Planul de identitate a brandului</text:p>
      <text:p text:style-name="Normal">Planul operational</text:p>
      <text:p text:style-name="Normal">Milestone</text:p>
      <text:p text:style-name="Normal">Indicatorii urmariti</text:p>
      <text:p text:style-name="Normal"/>
      <text:p text:style-name="Normal">Compania</text:p>
      <text:p text:style-name="Normal">Cultura organizationala</text:p>
      <text:p text:style-name="Normal">Oamenii care dezvolta afacerea</text:p>
      <text:p text:style-name="Normal">Tot ce este special in afacere</text:p>
      <text:p text:style-name="Normal">Modelul de leadership</text:p>
      <text:p text:style-name="Normal">Care este Organigrama</text:p>
      <text:p text:style-name="Normal">Cine sunt angajatii cheie</text:p>
      <text:p text:style-name="Normal">Cine face parte din echipa executive</text:p>
      <text:p text:style-name="Normal">Consultantii / Membrii validatori</text:p>
      <text:p text:style-name="Normal"/>
      <text:p text:style-name="Normal">Planul financiar / Zona estimarilor esentiale</text:p>
      <text:p text:style-name="Normal">Anexe – Tot ce este relevant</text:p>
      <text:p text:style-name="Normal">Studii de piata</text:p>
      <text:p text:style-name="Normal">Rapoarte industirie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lin vlad</meta:initial-creator>
    <dc:creator>calin vlad</dc:creator>
    <meta:creation-date>2018-10-05T09:45:00Z</meta:creation-date>
    <dc:date>2018-10-06T08:34:00Z</dc:date>
    <meta:template xlink:href="Normal" xlink:type="simple"/>
    <meta:editing-cycles>2</meta:editing-cycles>
    <meta:editing-duration>PT1800S</meta:editing-duration>
    <meta:document-statistic meta:page-count="1" meta:paragraph-count="2" meta:word-count="187" meta:character-count="1253" meta:row-count="8" meta:non-whitespace-character-count="1068"/>
  </office:meta>
</office:document-meta>
</file>